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office:value-type="string" office:string-value="[1, 2, 3]">
            <text:p>[1, 2, 3]</text:p>
          </table:table-cell>
          <table:table-cell table:style-name="ce154" table:formula="of:=IF([.F4]&lt;&gt;[.G4];0;1)" office:value-type="float" office:value="0">
            <text:p>FAIL</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text:p/>
          </table:table-cell>
          <table:table-cell table:style-name="ce154" table:formula="of:=IF([.F6]&lt;&gt;[.G6];0;1)" office:value-type="float" office:value="0">
            <text:p>FAIL</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text:p/>
          </table:table-cell>
          <table:table-cell table:style-name="ce154" table:formula="of:=IF([.F7]&lt;&gt;[.G7];0;1)" office:value-type="float" office:value="0">
            <text:p>FAIL</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text:p/>
          </table:table-cell>
          <table:table-cell table:style-name="ce154" table:formula="of:=IF([.F9]&lt;&gt;[.G9];0;1)" office:value-type="float" office:value="0">
            <text:p>FAIL</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text:p/>
          </table:table-cell>
          <table:table-cell table:style-name="ce154" table:formula="of:=IF([.F10]&lt;&gt;[.G10];0;1)" office:value-type="float" office:value="0">
            <text:p>FAIL</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text:p/>
          </table:table-cell>
          <table:table-cell table:style-name="ce154" table:formula="of:=IF([.F11]&lt;&gt;[.G11];0;1)" office:value-type="float" office:value="0">
            <text:p>FAIL</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text:p/>
          </table:table-cell>
          <table:table-cell table:style-name="ce154" table:formula="of:=IF([.F12]&lt;&gt;[.G12];0;1)" office:value-type="float" office:value="0">
            <text:p>FAIL</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text:p/>
          </table:table-cell>
          <table:table-cell table:style-name="ce154" table:formula="of:=IF([.F14]&lt;&gt;[.G14];0;1)" office:value-type="float" office:value="0">
            <text:p>FAIL</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text:p/>
          </table:table-cell>
          <table:table-cell table:style-name="ce154" table:formula="of:=IF([.F15]&lt;&gt;[.G15];0;1)" office:value-type="float" office:value="0">
            <text:p>FAIL</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text:p/>
          </table:table-cell>
          <table:table-cell table:style-name="ce154" table:formula="of:=IF([.F16]&lt;&gt;[.G16];0;1)" office:value-type="float" office:value="0">
            <text:p>FAIL</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text:p/>
          </table:table-cell>
          <table:table-cell table:style-name="ce154" table:formula="of:=IF([.F17]&lt;&gt;[.G17];0;1)" office:value-type="float" office:value="0">
            <text:p>FAIL</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text:p/>
          </table:table-cell>
          <table:table-cell table:style-name="ce154" table:formula="of:=IF([.F18]&lt;&gt;[.G18];0;1)" office:value-type="float" office:value="0">
            <text:p>FAIL</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text:p/>
          </table:table-cell>
          <table:table-cell table:style-name="ce154" table:formula="of:=IF([.F19]&lt;&gt;[.G19];0;1)" office:value-type="float" office:value="0">
            <text:p>FAIL</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text:p/>
          </table:table-cell>
          <table:table-cell table:style-name="ce154" table:formula="of:=IF([.F20]&lt;&gt;[.G20];0;1)" office:value-type="float" office:value="0">
            <text:p>FAIL</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text:p/>
          </table:table-cell>
          <table:table-cell table:style-name="ce154" table:formula="of:=IF([.F21]&lt;&gt;[.G21];0;1)" office:value-type="float" office:value="0">
            <text:p>FAIL</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1">
            <text:p>1</text:p>
          </table:table-cell>
          <table:table-cell table:style-name="ce154" table:formula="of:=IF([.F23]&lt;&gt;[.G23];0;1)" office:value-type="float" office:value="0">
            <text:p>FAIL</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1">
            <text:p>1</text:p>
          </table:table-cell>
          <table:table-cell table:style-name="ce154" table:formula="of:=IF([.F24]&lt;&gt;[.G24];0;1)" office:value-type="float" office:value="0">
            <text:p>FAIL</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1">
            <text:p>1</text:p>
          </table:table-cell>
          <table:table-cell table:style-name="ce154" table:formula="of:=IF([.F25]&lt;&gt;[.G25];0;1)" office:value-type="float" office:value="0">
            <text:p>FAIL</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1">
            <text:p>1</text:p>
          </table:table-cell>
          <table:table-cell table:style-name="ce154" table:formula="of:=IF([.F26]&lt;&gt;[.G26];0;1)" office:value-type="float" office:value="0">
            <text:p>FAIL</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text:p/>
          </table:table-cell>
          <table:table-cell table:style-name="ce154" table:formula="of:=IF([.F30]&lt;&gt;[.G30];0;1)" office:value-type="float" office:value="0">
            <text:p>FAIL</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text:p/>
          </table:table-cell>
          <table:table-cell table:style-name="ce154" table:formula="of:=IF([.F31]&lt;&gt;[.G31];0;1)" office:value-type="float" office:value="0">
            <text:p>FAIL</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text:p/>
          </table:table-cell>
          <table:table-cell table:style-name="ce154" table:formula="of:=IF([.F32]&lt;&gt;[.G32];0;1)" office:value-type="float" office:value="0">
            <text:p>FAIL</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text:p/>
          </table:table-cell>
          <table:table-cell table:style-name="ce154" table:formula="of:=IF([.F33]&lt;&gt;[.G33];0;1)" office:value-type="float" office:value="0">
            <text:p>FAIL</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text:p/>
          </table:table-cell>
          <table:table-cell table:style-name="ce154" table:formula="of:=IF([.F34]&lt;&gt;[.G34];0;1)" office:value-type="float" office:value="0">
            <text:p>FAIL</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text:p/>
          </table:table-cell>
          <table:table-cell table:style-name="ce154" table:formula="of:=IF([.F35]&lt;&gt;[.G35];0;1)" office:value-type="float" office:value="0">
            <text:p>FAIL</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text:p/>
          </table:table-cell>
          <table:table-cell table:style-name="ce154" table:formula="of:=IF([.F36]&lt;&gt;[.G36];0;1)" office:value-type="float" office:value="0">
            <text:p>FAIL</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text:p/>
          </table:table-cell>
          <table:table-cell table:style-name="ce154" table:formula="of:=IF([.F38]&lt;&gt;[.G38];0;1)" office:value-type="float" office:value="0">
            <text:p>FAIL</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text:p/>
          </table:table-cell>
          <table:table-cell table:style-name="ce154" table:formula="of:=IF([.F39]&lt;&gt;[.G39];0;1)" office:value-type="float" office:value="0">
            <text:p>FAIL</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text:p/>
          </table:table-cell>
          <table:table-cell table:style-name="ce154" table:formula="of:=IF([.F40]&lt;&gt;[.G40];0;1)" office:value-type="float" office:value="0">
            <text:p>FAIL</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text:p/>
          </table:table-cell>
          <table:table-cell table:style-name="ce154" table:formula="of:=IF([.F41]&lt;&gt;[.G41];0;1)" office:value-type="float" office:value="0">
            <text:p>FAIL</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text:p/>
          </table:table-cell>
          <table:table-cell table:style-name="ce154" table:formula="of:=IF([.F43]&lt;&gt;[.G43];0;1)" office:value-type="float" office:value="0">
            <text:p>FAIL</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text:p/>
          </table:table-cell>
          <table:table-cell table:style-name="ce154" table:formula="of:=IF([.F44]&lt;&gt;[.G44];0;1)" office:value-type="float" office:value="0">
            <text:p>FAIL</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text:p/>
          </table:table-cell>
          <table:table-cell table:style-name="ce154" table:formula="of:=IF([.F45]&lt;&gt;[.G45];0;1)" office:value-type="float" office:value="0">
            <text:p>FAIL</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text:p/>
          </table:table-cell>
          <table:table-cell table:style-name="ce154" table:formula="of:=IF([.F46]&lt;&gt;[.G46];0;1)" office:value-type="float" office:value="0">
            <text:p>FAIL</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text:p/>
          </table:table-cell>
          <table:table-cell table:style-name="ce154" table:formula="of:=IF([.F47]&lt;&gt;[.G47];0;1)" office:value-type="float" office:value="0">
            <text:p>FAIL</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text:p/>
          </table:table-cell>
          <table:table-cell table:style-name="ce154" table:formula="of:=IF([.F54]&lt;&gt;[.G54];0;1)" office:value-type="float" office:value="0">
            <text:p>FAIL</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text:p/>
          </table:table-cell>
          <table:table-cell table:style-name="ce154" table:formula="of:=IF([.F55]&lt;&gt;[.G55];0;1)" office:value-type="float" office:value="0">
            <text:p>FAIL</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14:48: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14:48:29.87</dc:date>
    <meta:editing-duration>P131DT14H59M40S</meta:editing-duration>
    <meta:editing-cycles>261</meta:editing-cycles>
    <meta:generator>OpenOffice/4.1.2$Win32 OpenOffice.org_project/412m3$Build-9782</meta:generator>
    <meta:document-statistic meta:table-count="10" meta:cell-count="782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If Not(existsF(fName)) Then
		croak("assertThrows: unknown fn " &amp; toString(fName))
	End If
On Local Error Goto Boom
	testLevel = testLevel + 1
	fResult = applyF(fName, args)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Equal(arityF("i_will_throw0"), 0).x

	'------------------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fName, Array(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String, xs As Variant)
	Dim result As TList
	If isNil(xs) Then
		result = nil
	ElseIf isArray(xs) Then
		result = map(fn, toList(xs))
	Else
		result = cons(applyF(fn, Array(xs.head)), map(fn, xs.tail))
	End If
	map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toString(isNil(Empty)), "['isNil', True, 1]").x
	assertEqual(apply("isNil", nil), True).x
	'assertEqual(apply(isNil, Nothing), True).x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nil).x
	assertEqual(car(List(1   )), 1).x
	assertEqual(car(List(2, 1)), 2).x
End Function

Function test_List_cdr()
	assertThrows("cdr", 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List(_
			List("isNil",	True, 1), _
			List("cons",	True, 2), _
			List("car",		True, 1), _
			List("cdr",		True, 1), _
			List("adjoin",	True, 2), _
			List("swap",	True, 3), _
			List("fst",		True, 2), _
			List("snd",		True, 2), _
			List("equ",		True, 2), _
			List("ite",		True, 3)_
		)
	End If
	fnObjs = result
End Function

Function lookupFn(name As String) As Variant
	Dim result As Variant
	Dim fs As Object
	fs = fnObjs
	While Not(isNil(fs))
		If (car(car(fs)) = name) Then
			result = car(fs)
			fs = nil
		Else
			fs = cdr(fs)
		End If
	Wend
	lookupFn = result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result = applyF(car(fn), a)
	applyBuiltinRev = result
End Function

Function applyToList(ByVal fn As Variant, ByVal args As Object)
	Dim result As Variant, fName As String
	If isString(fn) Then
		fName = fn
		fn = lookupFn(fName)
		If isEmpty(fn) Or isNull(fn) Then
			croak("applyToList: unknown function " &amp; fName)
		End If
	End If
	If isEmpty(fn) Or isNull(fn) Then
		croak("applyToList: invalid fn " &amp; toString(fn))
	ElseIf isNil(args) Then
		croak("applyToList: empty args list for " &amp; chr(13) &amp; toString(fn))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swap":			result = 3
		Case "fst":				result = 2
		Case "snd":				result = 2
		Case "concat":			result = 2
		Case "equ":				result = 2
		Case "toString":		result = 1
		Case "TList_toString":	result = 1
		Case "TList_equ":		result = 2
		Case "isNil":			result = 1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
		Case "i_will_throw0":	result = i_will_throw0()
		Case "swap":			result = swap(			args(k), args(k + 1), args(k + 2)	)
		Case "fst":				result = fst(			args(k), args(k + 1)				)
		Case "snd":				result = snd(			args(k), args(k + 1)				)
		Case "concat":			result = concat(		args(k), args(k + 1)				)
		Case "equ":				result = equ(			args(k), args(k + 1)				)
		Case "toString":		result = toString(		args(k)								)
		Case "TList_toString":	result = TList_toString(args(k)								)
		Case "TList_equ":		result = TList_equ(		args(k), args(k + 1)				)
		Case "isNil":			result = isNil(			args(k)								)
		Case "cons":			result = cons(			args(k), args(k + 1)				)
		Case "snoc":			result = snoc(			args(k), args(k + 1)				)
		Case "car":				result = car(			args(k)								)
		Case "cdr":				result = cdr(			args(k)								)
		Case "cadr":			result = cadr(			args(k)								)
		Case "caddr":			result = caddr(			args(k)								)
		Case "adjoin":			result = adjoin(		args(k), args(k + 1)				)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dim test1 As Object, test2 As Object
	set test1 = Nil
	test2 = cons("a", Nil)
	test2.len = 0
'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